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177bf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Ultrafine_20_Dashed" svg:stroke-width="0.019cm" svg:stroke-color="#000000" draw:marker-start="" draw:marker-start-width="0.231cm" draw:marker-start-center="false" draw:marker-end="" draw:marker-end-width="0.231cm" draw:marker-end-center="false" draw:fill="solid" draw:fill-color="#0177b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Ultrafine_20_Dashed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width="true" fo:min-height="0.399cm" fo:min-width="1.061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Ultrafine_20_Dashe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Ultrafine_20_Dashed" svg:stroke-width="0.019cm" svg:stroke-color="#000000" draw:marker-start="Arrow_20_concave" draw:marker-start-width="0.18cm" draw:marker-start-center="false" draw:marker-end="Arrow_20_concave" draw:marker-end-width="0.18cm" draw:marker-end-center="false" draw:fill="none" draw:fill-color="#ffffff" draw:auto-grow-width="true" fo:min-height="0.399cm" fo:min-width="0.844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0177b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.213cm" svg:height="1.213cm" draw:transform="rotate (0.348891317473666) translate (8.637cm 15.826cm)">
            <text:p/>
          </draw:rect>
          <draw:ellipse draw:style-name="gr2" draw:text-style-name="P1" draw:layer="layout" svg:width="1.206cm" svg:height="1.214cm" draw:transform="skewX (0.00157079632679488) rotate (1.91898951256777) translate (8.838cm 16.386cm)" draw:kind="section" draw:start-angle="269.79" draw:end-angle="90.18">
            <text:p/>
          </draw:ellipse>
          <draw:ellipse draw:style-name="gr3" draw:text-style-name="P2" draw:layer="layout" svg:width="1.213cm" svg:height="1.216cm" draw:transform="skewX (-0.00418879020478642) rotate (1.91829138086697) translate (8.841cm 16.39cm)" draw:kind="arc" draw:start-angle="269.87" draw:end-angle="89.12">
            <text:p/>
          </draw:ellipse>
          <draw:line draw:style-name="gr4" draw:text-style-name="P3" draw:layer="layout" svg:x1="8.256cm" svg:y1="15.967cm" svg:x2="8.634cm" svg:y2="15.829cm">
            <text:p/>
          </draw:line>
          <draw:frame draw:style-name="gr5" draw:text-style-name="P5" draw:layer="layout" svg:width="1.061cm" svg:height="0.399cm" draw:transform="rotate (1.92038577596936) translate (8.474cm 17.104cm)">
            <draw:text-box>
              <text:p text:style-name="P4"><text:span text:style-name="T1">12 cm</text:span></text:p>
            </draw:text-box>
          </draw:frame>
          <draw:line draw:style-name="gr4" draw:text-style-name="P3" draw:layer="layout" svg:x1="8.667cm" svg:y1="17.103cm" svg:x2="9.046cm" svg:y2="16.965cm">
            <text:p/>
          </draw:line>
          <draw:line draw:style-name="gr6" draw:text-style-name="P3" draw:layer="layout" svg:x1="8.895cm" svg:y1="17.019cm" svg:x2="8.48cm" svg:y2="15.88cm">
            <text:p/>
          </draw:line>
          <draw:line draw:style-name="gr4" draw:text-style-name="P3" draw:layer="layout" svg:x1="9.186cm" svg:y1="17.344cm" svg:x2="9.048cm" svg:y2="16.965cm">
            <text:p/>
          </draw:line>
          <draw:line draw:style-name="gr4" draw:text-style-name="P3" draw:layer="layout" svg:x1="10.329cm" svg:y1="16.93cm" svg:x2="10.191cm" svg:y2="16.552cm">
            <text:p/>
          </draw:line>
          <draw:line draw:style-name="gr6" draw:text-style-name="P3" draw:layer="layout" svg:x1="10.245cm" svg:y1="16.702cm" svg:x2="9.106cm" svg:y2="17.117cm">
            <text:p/>
          </draw:line>
          <draw:frame draw:style-name="gr7" draw:text-style-name="P5" draw:layer="layout" svg:width="0.844cm" svg:height="0.399cm" draw:transform="rotate (0.346273323595675) translate (9.295cm 17.088cm)">
            <draw:text-box>
              <text:p text:style-name="P4"><text:span text:style-name="T1">8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47:24.764054695</dc:date>
    <meta:editing-duration>PT16M23S</meta:editing-duration>
    <meta:editing-cycles>15</meta:editing-cycles>
    <meta:generator>LibreOffice/5.2.7.2$Linux_X86_64 LibreOffice_project/20m0$Build-2</meta:generator>
    <meta:document-statistic meta:object-count="12"/>
  </office:meta>
</office:document-meta>
</file>